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304cm" svg:height="12.7cm" svg:x="3.794cm" svg:y="2.016cm">
          <text:p/>
        </draw:rect>
        <draw:rect draw:style-name="gr2" draw:text-style-name="P1" xml:id="id2" draw:id="id2" draw:layer="layout" svg:width="7.747cm" svg:height="5.588cm" svg:x="8.62cm" svg:y="4.937cm">
          <text:p/>
        </draw:rect>
        <draw:rect draw:style-name="gr3" draw:text-style-name="P3" xml:id="id6" draw:id="id6" draw:layer="layout" svg:width="2.286cm" svg:height="2.413cm" svg:x="11.922cm" svg:y="11.795cm">
          <text:p text:style-name="P2"><text:span text:style-name="T1">DMX</text:span></text:p>
          <text:p text:style-name="P2"><text:span text:style-name="T1">In/Out</text:span></text:p>
        </draw:rect>
        <draw:rect draw:style-name="gr3" draw:text-style-name="P3" draw:layer="layout" svg:width="3.048cm" svg:height="2.794cm" svg:x="17.637cm" svg:y="6.334cm">
          <text:p text:style-name="P2"><text:span text:style-name="T1">Sistema </text:span></text:p>
          <text:p text:style-name="P2"><text:span text:style-name="T1">motor</text:span></text:p>
        </draw:rect>
        <draw:rect draw:style-name="gr3" draw:text-style-name="P3" xml:id="id1" draw:id="id1" draw:layer="layout" svg:width="2.857cm" svg:height="2.413cm" svg:x="4.048cm" svg:y="4.048cm">
          <text:p text:style-name="P2"><text:span text:style-name="T1">Fuente</text:span></text:p>
          <text:p text:style-name="P2"><text:span text:style-name="T1">alim.</text:span></text:p>
        </draw:rect>
        <draw:rect draw:style-name="gr3" draw:text-style-name="P3" xml:id="id3" draw:id="id3" draw:layer="layout" svg:width="2.794cm" svg:height="2.413cm" svg:x="4.048cm" svg:y="7.096cm">
          <text:p text:style-name="P2"><text:span text:style-name="T1">Fin de </text:span></text:p>
          <text:p text:style-name="P2"><text:span text:style-name="T1">carrera</text:span></text:p>
        </draw:rect>
        <draw:rect draw:style-name="gr3" draw:text-style-name="P3" xml:id="id4" draw:id="id4" draw:layer="layout" svg:width="2.794cm" svg:height="2.413cm" svg:x="4.302cm" svg:y="11.287cm">
          <text:p text:style-name="P2"><text:span text:style-name="T1">Dip-switch</text:span></text:p>
        </draw:rect>
        <draw:rect draw:style-name="gr3" draw:text-style-name="P3" xml:id="id5" draw:id="id5" draw:layer="layout" svg:width="2.794cm" svg:height="2.413cm" svg:x="11.16cm" svg:y="1.635cm">
          <text:p text:style-name="P2"><text:span text:style-name="T1">Freno</text:span></text:p>
        </draw:rect>
        <draw:frame draw:style-name="gr4" draw:layer="layout" svg:width="2.809cm" svg:height="0.963cm" svg:x="3.794cm" svg:y="1.942cm">
          <draw:text-box>
            <text:p>Updown</text:p>
          </draw:text-box>
        </draw:frame>
        <draw:frame draw:style-name="gr5" draw:layer="layout" svg:width="5.857cm" svg:height="0.963cm" svg:x="8.097cm" svg:y="4.99cm">
          <draw:text-box>
            <text:p>Placa de control</text:p>
          </draw:text-box>
        </draw:frame>
        <draw:connector draw:style-name="gr6" draw:text-style-name="P1" draw:layer="layout" svg:x1="6.905cm" svg:y1="5.254cm" svg:x2="8.62cm" svg:y2="7.731cm" draw:start-shape="id1" draw:start-glue-point="1" draw:end-shape="id2" svg:d="M6905 5254h858v2477h857">
          <text:p/>
        </draw:connector>
        <draw:connector draw:style-name="gr6" draw:text-style-name="P1" draw:layer="layout" svg:x1="6.842cm" svg:y1="8.302cm" svg:x2="8.62cm" svg:y2="7.731cm" draw:start-shape="id3" draw:start-glue-point="1" draw:end-shape="id2" draw:end-glue-point="3" svg:d="M6842 8302h889v-571h889">
          <text:p/>
        </draw:connector>
        <draw:connector draw:style-name="gr6" draw:text-style-name="P1" draw:layer="layout" svg:x1="7.096cm" svg:y1="12.493cm" svg:x2="8.62cm" svg:y2="7.731cm" draw:start-shape="id4" draw:start-glue-point="1" draw:end-shape="id2" draw:end-glue-point="3" svg:d="M7096 12493h762v-4762h762">
          <text:p/>
        </draw:connector>
        <draw:connector draw:style-name="gr6" draw:text-style-name="P1" draw:layer="layout" svg:x1="12.493cm" svg:y1="4.937cm" svg:x2="12.557cm" svg:y2="4.048cm" draw:start-shape="id2" draw:start-glue-point="0" draw:end-shape="id5" draw:end-glue-point="2" svg:d="M12493 4937v-444h64v-445">
          <text:p/>
        </draw:connector>
        <draw:connector draw:style-name="gr6" draw:text-style-name="P1" draw:layer="layout" svg:x1="13.065cm" svg:y1="11.795cm" svg:x2="12.493cm" svg:y2="10.525cm" draw:start-shape="id6" draw:start-glue-point="0" draw:end-shape="id2" svg:d="M13065 11795v-635h-572v-635">
          <text:p/>
        </draw:connector>
        <draw:line draw:style-name="gr6" draw:text-style-name="P1" draw:layer="layout" svg:x1="17.637cm" svg:y1="7.223cm" svg:x2="16.494cm" svg:y2="7.223cm">
          <text:p/>
        </draw:line>
        <draw:line draw:style-name="gr6" draw:text-style-name="P1" draw:layer="layout" svg:x1="16.367cm" svg:y1="8.62cm" svg:x2="17.51cm" svg:y2="8.62cm">
          <text:p/>
        </draw:line>
        <draw:rect draw:style-name="gr7" draw:text-style-name="P3" draw:layer="layout" svg:width="5.08cm" svg:height="1.524cm" svg:x="10.271cm" svg:y="8.874cm">
          <text:p text:style-name="P2"><text:span text:style-name="T1">Conversor RJ48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7T23:12:22.29</dc:date>
    <dc:creator>ian </dc:creator>
    <meta:editing-duration>PT23M20S</meta:editing-duration>
    <meta:editing-cycles>6</meta:editing-cycles>
    <meta:generator>OpenOffice/4.1.3$Win32 OpenOffice.org_project/413m1$Build-9783</meta:generator>
    <meta:document-statistic meta:object-count="18"/>
  </office:meta>
</office:document-meta>
</file>